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rduino OPTA Wifi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lt; 10%</text:p>
          </table:table-cell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ugelhahn &gt; 80%</text:p>
          </table:table-cell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Katastrophenschwimmer</text:p>
          </table:table-cell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AUS</text:p>
          </table:table-cell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Pegel</text:p>
          </table:table-cell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Drehschalter Fern</text:p>
          </table:table-cell>
        </table:table-row>
        <table:table-row table:style-name="ro1"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DGT/0-10V</text:p>
          </table:table-cell>
          <table:table-cell office:value-type="string" calcext:value-type="string">
            <text:p>Barometer</text:p>
          </table:table-cell>
        </table:table-row>
        <table:table-row table:style-name="ro1"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ugelventilantrieb</text:p>
          </table:table-cell>
        </table:table-row>
        <table:table-row table:style-name="ro1"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 inter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pta Ext A0602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Temp Wasser</text:p>
          </table:table-cell>
        </table:table-row>
        <table:table-row table:style-name="ro1"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Temp Umgebung</text:p>
          </table:table-cell>
        </table:table-row>
        <table:table-row table:style-name="ro1"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0-10V/4-20mA/PT100</text:p>
          </table:table-cell>
          <table:table-cell office:value-type="string" calcext:value-type="string">
            <text:p>Strommessung</text:p>
          </table:table-cell>
        </table:table-row>
        <table:table-row table:style-name="ro1"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Spannungsmessung</text:p>
          </table:table-cell>
        </table:table-row>
        <table:table-row table:style-name="ro1"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1</text:p>
          </table:table-cell>
        </table:table-row>
        <table:table-row table:style-name="ro1"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feedback 2</text:p>
          </table:table-cell>
        </table:table-row>
        <table:table-row table:style-name="ro1">
          <table:table-cell/>
          <table:table-cell office:value-type="string" calcext:value-type="string">
            <text:p>AO1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1</text:p>
          </table:table-cell>
        </table:table-row>
        <table:table-row table:style-name="ro1">
          <table:table-cell/>
          <table:table-cell office:value-type="string" calcext:value-type="string">
            <text:p>AO2</text:p>
          </table:table-cell>
          <table:table-cell office:value-type="string" calcext:value-type="string">
            <text:p>0-10V/4-20mA</text:p>
          </table:table-cell>
          <table:table-cell office:value-type="string" calcext:value-type="string">
            <text:p>Ventil Out 2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W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13:36:48.406066600</meta:creation-date>
    <dc:date>2026-03-29T14:18:26.428255700</dc:date>
    <meta:editing-duration>PT15M30S</meta:editing-duration>
    <meta:editing-cycles>2</meta:editing-cycles>
    <meta:generator>LibreOffice/25.8.5.2$Windows_X86_64 LibreOffice_project/9c8b85f387cc00a89945a79c9e6239f32e450ac2</meta:generator>
    <meta:document-statistic meta:table-count="1" meta:cell-count="68" meta:object-count="0"/>
  </office:meta>
</office:document-meta>
</file>